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56.27mm"/>
    </style:style>
    <style:style style:name="co3" style:family="table-column">
      <style:table-column-properties fo:break-before="auto" style:column-width="64.63mm"/>
    </style:style>
    <style:style style:name="co4" style:family="table-column">
      <style:table-column-properties fo:break-before="auto" style:column-width="90.77mm"/>
    </style:style>
    <style:style style:name="co5" style:family="table-column">
      <style:table-column-properties fo:break-before="auto" style:column-width="87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5.28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36pt" style:font-size-asian="36pt" style:font-size-complex="36pt"/>
    </style:style>
    <style:style style:name="ce2" style:family="table-cell" style:parent-style-name="Default">
      <style:text-properties style:text-position="" fo:font-size="36pt" style:font-size-asian="36pt" style:font-size-complex="3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36pt" style:font-size-asian="36pt" style:font-size-complex="36pt"/>
    </style:style>
    <style:style style:name="ce4" style:family="table-cell" style:parent-style-name="Default">
      <style:text-properties style:text-position="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36pt" style:font-size-asian="36pt" style:font-size-complex="36pt"/>
    </style:style>
    <style:style style:name="ce6" style:family="table-cell" style:parent-style-name="Default">
      <style:text-properties fo:font-size="36pt" style:font-size-asian="36pt" style:font-size-complex="3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36pt" style:font-size-asian="36pt" style:font-size-complex="36pt"/>
    </style:style>
    <style:style style:name="ce8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Estadi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Numero dias</text:p>
          </table:table-cell>
          <table:table-cell table:style-name="ce1" office:value-type="string" calcext:value-type="string">
            <text:p>Estadia preço</text:p>
          </table:table-cell>
        </table:table-row>
        <table:table-row table:style-name="ro1">
          <table:table-cell table:style-name="ce2" office:value-type="string" calcext:value-type="string">
            <text:p>Osaka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[20-22]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D2]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Kyoto</text:p>
          </table:table-cell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[23-25]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D3]" office:value-type="float" office:value="450" calcext:value-type="float">
            <text:p>450</text:p>
          </table:table-cell>
        </table:table-row>
        <table:table-row table:style-name="ro1">
          <table:table-cell table:style-name="ce2" office:value-type="string" calcext:value-type="string">
            <text:p>Tokyo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[26-02]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4]*[.D4]" office:value-type="float" office:value="1400" calcext:value-type="float">
            <text:p>1400</text:p>
          </table:table-cell>
        </table:table-row>
        <table:table-row table:style-name="ro1">
          <table:table-cell table:style-name="ce2" office:value-type="string" calcext:value-type="string">
            <text:p>Sappo</text:p>
          </table:table-cell>
          <table:table-cell table:style-name="ce2" office:value-type="float" office:value="300" calcext:value-type="float">
            <text:p>300</text:p>
          </table:table-cell>
          <table:table-cell table:style-name="ce3" office:value-type="string" calcext:value-type="string">
            <text:p>[03-10]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5]*[.D5]" office:value-type="float" office:value="2100" calcext:value-type="float">
            <text:p>21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stadia total</text:p>
          </table:table-cell>
          <table:table-cell table:formula="of:=SUM([.E2:.E5])" office:value-type="float" office:value="4100" calcext:value-type="float">
            <text:p>41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stadia individual</text:p>
          </table:table-cell>
          <table:table-cell table:formula="of:=[.E6]/3" office:value-type="float" office:value="1366.66666666667" calcext:value-type="float">
            <text:p>1366,666666666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ssagens total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ssagem individual</text:p>
          </table:table-cell>
          <table:table-cell table:formula="of:=[.E8]/3" office:value-type="float" office:value="5333.33333333333" calcext:value-type="float">
            <text:p>5333,33333333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ocomoção total</text:p>
          </table:table-cell>
          <table:table-cell office:value-type="float" office:value="7200" calcext:value-type="float">
            <text:p>72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ocomoção individual</text:p>
          </table:table-cell>
          <table:table-cell table:formula="of:=[.E10]/3" office:value-type="float" office:value="2400" calcext:value-type="float">
            <text:p>2400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Total</text:p>
          </table:table-cell>
          <table:table-cell table:formula="of:=SUM([.E7];[.E9];[.E11])" office:value-type="float" office:value="9100" calcext:value-type="float">
            <text:p>9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00/00/0000</text:date>, <text:time style:data-style-name="N2" text:time-value="20:18:19.7882007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20:18:23.016031975</meta:creation-date>
    <meta:editing-duration>PT40S</meta:editing-duration>
    <meta:editing-cycles>2</meta:editing-cycles>
    <meta:generator>LibreOffice/5.1.6.2$Linux_X86_64 LibreOffice_project/10m0$Build-2</meta:generator>
    <dc:date>2019-10-12T20:18:58.552715949</dc:date>
    <meta:document-statistic meta:table-count="1" meta:cell-count="39" meta:object-count="0"/>
  </office:meta>
</office:document-meta>
</file>